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22520606 Kevin O Kelly</meta:initial-creator>
    <dc:creator>C22520606 Kevin O Kelly</dc:creator>
    <meta:creation-date>2025-11-03T17:56:00Z</meta:creation-date>
    <dc:date>2025-11-03T17:57:00Z</dc:date>
    <meta:template xlink:href="Normal" xlink:type="simple"/>
    <meta:editing-cycles>2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